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Noto Sans Symbols" svg:font-family="'Noto Sans Symbol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margin-top="0.494cm" fo:margin-bottom="0.494cm" fo:line-height="100%"/>
    </style:style>
    <style:style style:name="P3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" style:family="paragraph" style:parent-style-name="Standard" style:list-style-name="WWNum1">
      <style:paragraph-properties fo:margin-left="1.27cm" fo:margin-right="0cm" fo:margin-top="0.494cm" fo:margin-bottom="0cm" fo:line-height="100%" fo:text-indent="-0.635cm" style:auto-text-indent="false"/>
    </style:style>
    <style:style style:name="P6" style:family="paragraph" style:parent-style-name="Standard" style:list-style-name="WWNum1">
      <style:paragraph-properties fo:margin-left="1.27cm" fo:margin-right="0cm" fo:margin-top="0cm" fo:margin-bottom="0.494cm" fo:line-height="100%" fo:text-indent="-0.635cm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Exercice Javascript 1</text:span></text:p>
      <text:p text:style-name="P1"/>
      <text:p text:style-name="P2"><text:span text:style-name="T2">Exercice : Quel type ?</text:span></text:p>
      <text:p text:style-name="P2"><text:span text:style-name="T1">1) Reconnaissez les types des valeurs ci-dessous. Notez que :</text:span></text:p>
      <text:list xml:id="list2391076908686369572" text:style-name="WWNum1">
        <text:list-item>
          <text:p text:style-name="P5"><text:span text:style-name="T1">Certaines lignes contiennent plusieurs valeurs ;</text:span></text:p>
        </text:list-item>
        <text:list-item>
          <text:p text:style-name="P6"><text:span text:style-name="T1">Quand une ligne contient une opération, devinez la valeur et le type du résultat de cette opération.</text:span></text:p>
        </text:list-item>
      </text:list>
      <text:p text:style-name="P2"><text:span text:style-name="T1">2) Vérifiez vos réponses en saisissant ces opérations dans la console, et en utilisant le mot clé typeof. (Voir plus bas)</text:span></text:p>
      <text:p text:style-name="P4"><text:span text:style-name="T1">0 <text:s text:c="8"/>number</text:span></text:p>
      <text:p text:style-name="P4"><text:span text:style-name="T1">true <text:s text:c="15"/>boolean</text:span></text:p>
      <text:p text:style-name="P4"><text:span text:style-name="T1">2 – 1.2 <text:s text:c="10"/>floatnumber</text:span></text:p>
      <text:p text:style-name="P4"><text:span text:style-name="T1">'hello'<text:tab/><text:tab/>string</text:span></text:p>
      <text:p text:style-name="P4"><text:span text:style-name="T1">'bonjour' + 4<text:tab/>string</text:span></text:p>
      <text:p text:style-name="P4"><text:span text:style-name="T1">{ a: 0.4 }<text:tab/><text:tab/>object</text:span></text:p>
      <text:p text:style-name="P4"><text:span text:style-name="T1">[ 'a', 'b', 'c' ]<text:tab/>array</text:span></text:p>
      <text:p text:style-name="P2"><text:span text:style-name="T1">Le mot clé typeof renvoie le type de l’expression qui suit.</text:span></text:p>
      <text:p text:style-name="P2"><text:span text:style-name="T1">3) Expliquez le type de la dernière ligne.</text:span></text:p>
      <text:p text:style-name="P3">Ici le type of est un tableau incluant une suite de string : finalement une liste (que l'on ne connait pas encore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Noto Sans Symbols" svg:font-family="'Noto Sans Symbol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fr" fo:country="FR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Label_20_1" style:display-name="ListLabel 1" style:family="text">
      <style:text-properties fo:font-size="10pt" style:font-name-asian="Noto Sans Symbols1" style:font-size-asian="10pt" style:font-name-complex="Noto Sans Symbols1" style:font-size-complex="10pt"/>
    </style:style>
    <style:style style:name="ListLabel_20_2" style:display-name="ListLabel 2" style:family="text">
      <style:text-properties fo:font-size="10pt" style:font-name-asian="Courier New1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6" meta:word-count="130" meta:character-count="738"/>
    <dc:date>2023-12-18T14:52:56.56</dc:date>
    <meta:generator>OpenOffice/4.1.14$Win32 OpenOffice.org_project/4114m1$Build-9811</meta:generator>
  </office:meta>
</office:document-meta>
</file>